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27.7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8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5" table:default-cell-style-name="ce1"/>
        <table:table-row table:style-name="ro1">
          <table:table-cell office:value-type="string" calcext:value-type="string">
            <text:p>guideline for the risk descrip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4"/>Event may occur, causing Impact.</text:p>
          </table:table-cell>
          <table:table-cell table:number-columns-repeated="2"/>
          <table:table-cell office:value-type="string" calcext:value-type="string">
            <text:p>Description of Risk</text:p>
          </table:table-cell>
          <table:table-cell office:value-type="string" calcext:value-type="string">
            <text:p>Probability (1-10)</text:p>
          </table:table-cell>
          <table:table-cell office:value-type="string" calcext:value-type="string">
            <text:p>Impact (1-10)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riggers</text:p>
          </table:table-cell>
          <table:table-cell office:value-type="string" calcext:value-type="string">
            <text:p>Response P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If Cause exists, Event may occur, leading to Effect.</text:p>
          </table:table-cell>
          <table:table-cell office:value-type="string" calcext:value-type="string">
            <text:p>Technical:</text:p>
          </table:table-cell>
          <table:table-cell office:value-type="string" calcext:value-type="string">
            <text:p>Gripper</text:p>
          </table:table-cell>
          <table:table-cell office:value-type="string" calcext:value-type="string">
            <text:p>servo breaks without prompt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E3]*[.F3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ripper self-destructs breaking serv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E4]*[.F4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good risk register has the following six columns:</text:p>
          </table:table-cell>
          <table:table-cell table:number-columns-repeated="2"/>
          <table:table-cell office:value-type="string" calcext:value-type="string">
            <text:p>gripper self-destructs breaking plastic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5]*[.F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inect:</text:p>
          </table:table-cell>
          <table:table-cell table:number-columns-repeated="3"/>
          <table:table-cell table:formula="of:=SUM([.E6]*[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Description of risk</text:p>
          </table:table-cell>
          <table:table-cell table:number-columns-repeated="2"/>
          <table:table-cell office:value-type="string" calcext:value-type="string">
            <text:p>Power supply voltage issues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7]*[.F7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Probability</text:p>
          </table:table-cell>
          <table:table-cell table:number-columns-repeated="2"/>
          <table:table-cell office:value-type="string" calcext:value-type="string">
            <text:p>Runs too slowly on second P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E8]*[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Impact</text:p>
          </table:table-cell>
          <table:table-cell table:number-columns-repeated="2"/>
          <table:table-cell office:value-type="string" calcext:value-type="string">
            <text:p>Issues translating kinect pixel numbers to coordinate referenced to any robo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E9]*[.F9]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Priority</text:p>
          </table:table-cell>
          <table:table-cell/>
          <table:table-cell office:value-type="string" calcext:value-type="string">
            <text:p>Gripper vision:</text:p>
          </table:table-cell>
          <table:table-cell table:number-columns-repeated="3"/>
          <table:table-cell table:formula="of:=SUM([.E10]*[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Triggers</text:p>
          </table:table-cell>
          <table:table-cell table:number-columns-repeated="2"/>
          <table:table-cell office:value-type="string" calcext:value-type="string">
            <text:p>fractal QR codes don't wor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E11]*[.F11]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4"/>Response plan</text:p>
          </table:table-cell>
          <table:table-cell table:number-columns-repeated="2"/>
          <table:table-cell office:value-type="string" calcext:value-type="string">
            <text:p>camera too close, fractal QR code doesn't work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E12]*[.F12])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gripper/kinect vision uses up too many computational resources causing issues with kinematic calculations resulting in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n-smooth trajector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E14]*[.F14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Jump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E15]*[.F15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/>collisions with other object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16]*[.F16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llisions with self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17]*[.F17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ripper can't deform to shape of object properly, can't pick object u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18]*[.F1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se strategies:</text:p>
          </table:table-cell>
          <table:table-cell/>
          <table:table-cell office:value-type="string" calcext:value-type="string">
            <text:p>localisation: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cceptance:  Also known as retention, the project manager or organization is willing live with the risk without further mitigation.</text:p>
          </table:table-cell>
          <table:table-cell table:number-columns-repeated="2"/>
          <table:table-cell office:value-type="string" calcext:value-type="string">
            <text:p>Robot crashes into walls/things resulting in: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20]*[.F2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voidance:  The project can avoid the risk by removing whatever requirement caused it to appear.  The risk is sidestepped.</text:p>
          </table:table-cell>
          <table:table-cell table:number-columns-repeated="2"/>
          <table:table-cell office:value-type="string" calcext:value-type="string">
            <text:p>breaks noth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21]*[.F21])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Control:  Also called mitigation, this involves recognizing the risk is there and performing actions to minimize it, developing contingency plans in case the risk comes to pass, or developing fall-back provisions.</text:p>
          </table:table-cell>
          <table:table-cell table:number-columns-repeated="2"/>
          <table:table-cell office:value-type="string" calcext:value-type="string">
            <text:p>breaks ar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22]*[.F22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ansfer:  Sharing of the risk with another party, or outright transfer (wouldn’t that be nice!)</text:p>
          </table:table-cell>
          <table:table-cell table:number-columns-repeated="2"/>
          <table:table-cell office:value-type="string" calcext:value-type="string">
            <text:p>breaks encod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E23]*[.F23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obot can't get close enough to object (more than once or twice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4]*[.F24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 mapping:</text:p>
          </table:table-cell>
          <table:table-cell table:number-columns-repeated="3"/>
          <table:table-cell table:formula="of:=SUM([.E25]*[.F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obot can't see far away objects (1.5m+)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6]*[.F26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obot falsly identifies objec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27]*[.F27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E28]*[.F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m mounting:</text:p>
          </table:table-cell>
          <table:table-cell table:number-columns-repeated="3"/>
          <table:table-cell table:formula="of:=SUM([.E29]*[.F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rm falls off leading to damage of ar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0]*[.F30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rm overbalances ba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E31]*[.F31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ystems integration:</text:p>
          </table:table-cell>
          <table:table-cell table:number-columns-repeated="3"/>
          <table:table-cell table:formula="of:=SUM([.E32]*[.F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st and can't stop/pause SLAM without remapping roo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UM([.E33]*[.F33])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bject falls out of gripper oft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4]*[.F34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isk: invacare remote finally di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5]*[.F35])" office:value-type="float" office:value="21" calcext:value-type="float">
            <text:p>21</text:p>
          </table:table-cell>
          <table:table-cell/>
          <table:table-cell office:value-type="string" calcext:value-type="string">
            <text:p>reserve budget to buy new controlle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E36]*[.F36])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Planning:</text:p>
          </table:table-cell>
          <table:table-cell table:style-name="Default"/>
          <table:table-cell office:value-type="string" calcext:value-type="string">
            <text:p>Fiinished subsystems performance criteria not strict enough to allow for autonomous interaction between subsystem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37]*[.F37])" office:value-type="float" office:value="21" calcext:value-type="float">
            <text:p>21</text:p>
          </table:table-cell>
          <table:table-cell office:value-type="string" calcext:value-type="string">
            <text:p>Unacceptable performance of interaction between systems</text:p>
          </table:table-cell>
          <table:table-cell office:value-type="string" calcext:value-type="string">
            <text:p>silution: carefully re-evaluate performance criteria of subsystems, potentially suggest alternative subsystem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man:</text:p>
          </table:table-cell>
          <table:table-cell table:style-name="Default"/>
          <table:table-cell table:number-columns-repeated="3"/>
          <table:table-cell table:formula="of:=SUM([.E38]*[.F38]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lab is frequently full of people during <text:s/>testing/development, scrambles SLA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E39]*[.F39])" office:value-type="float" office:value="32" calcext:value-type="float">
            <text:p>32</text:p>
          </table:table-cell>
          <table:table-cell office:value-type="string" calcext:value-type="string">
            <text:p>More than two days spent at low productivity due to people walking nearby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Getting caught in the details of a subsystem, spending too long trying to fix unexpected issues in a subsystem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E40]*[.F40])" office:value-type="float" office:value="49" calcext:value-type="float">
            <text:p>49</text:p>
          </table:table-cell>
          <table:table-cell office:value-type="string" calcext:value-type="string">
            <text:p>Subsystem developent time exceeded</text:p>
          </table:table-cell>
          <table:table-cell office:value-type="string" calcext:value-type="string">
            <text:p>mitigation: group meeting, analyse alternative subsystems/different ways of achieving the same th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isk: Tom/Dan falls ill for:</text:p>
          </table:table-cell>
          <table:table-cell table:number-columns-repeated="2"/>
          <table:table-cell table:formula="of:=SUM([.E41]*[.F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1 wee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UM([.E42]*[.F42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-4 week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E43]*[.F4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4-8 week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E44]*[.F44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8 weeks +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E45]*[.F45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CAD could take longer than planne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E46]*[.F46])" office:value-type="float" office:value="9" calcext:value-type="float">
            <text:p>9</text:p>
          </table:table-cell>
          <table:table-cell office:value-type="string" calcext:value-type="string">
            <text:p>CAD development time exceeded</text:p>
          </table:table-cell>
          <table:table-cell office:value-type="string" calcext:value-type="string">
            <text:p>Remaining workload redistributed between u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uman/time:</text:p>
          </table:table-cell>
          <table:table-cell table:style-name="Default"/>
          <table:table-cell office:value-type="string" calcext:value-type="string">
            <text:p>Systems integration takes longer than planned (applicable for interaction between every system&amp;subsystem)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E47]*[.F47])" office:value-type="float" office:value="49" calcext:value-type="float">
            <text:p>49</text:p>
          </table:table-cell>
          <table:table-cell office:value-type="string" calcext:value-type="string">
            <text:p>Systems integration time exceeded (or looks like it will be)</text:p>
          </table:table-cell>
          <table:table-cell office:value-type="string" calcext:value-type="string">
            <text:p>Reduce scope of project, re-evaluate priority list, divert attention from lower priority tasks, look for potential off-the shelf solutions (unlikely to find any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isk: we lose access to the arm from Mart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E48]*[.F48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ources:</text:p>
          </table:table-cell>
          <table:table-cell table:style-name="Default"/>
          <table:table-cell office:value-type="string" calcext:value-type="string">
            <text:p>Printers unavailable / brea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49]*[.F49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gistics:</text:p>
          </table:table-cell>
          <table:table-cell table:style-name="Default"/>
          <table:table-cell office:value-type="string" calcext:value-type="string">
            <text:p>long lead tim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E50]*[.F50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an't return servos if faulty / break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E51]*[.F51])" office:value-type="float" office:value="36" calcext:value-type="float">
            <text:p>36</text:p>
          </table:table-cell>
          <table:table-cell/>
          <table:table-cell office:value-type="string" calcext:value-type="string">
            <text:p>Order more servos if our surplus falls below two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an't get PCB mad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E52]*[.F52])" office:value-type="float" office:value="8" calcext:value-type="float">
            <text:p>8</text:p>
          </table:table-cell>
          <table:table-cell/>
          <table:table-cell office:value-type="string" calcext:value-type="string">
            <text:p>Point to point wir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ther:</text:p>
          </table:table-cell>
          <table:table-cell/>
          <table:table-cell office:value-type="string" calcext:value-type="string">
            <text:p>We lose the lapto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E53]*[.F53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We lose the ar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E54]*[.F54])" office:value-type="float" office:value="18" calcext:value-type="float">
            <text:p>18</text:p>
          </table:table-cell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0:10:24.036908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7:48:54.470970911</meta:creation-date>
    <dc:date>2018-01-05T22:33:22.281582391</dc:date>
    <meta:editing-duration>PT1H32M21S</meta:editing-duration>
    <meta:editing-cycles>3</meta:editing-cycles>
    <meta:generator>LibreOffice/5.1.6.2$Linux_X86_64 LibreOffice_project/10m0$Build-2</meta:generator>
    <meta:document-statistic meta:table-count="1" meta:cell-count="221" meta:object-count="0"/>
  </office:meta>
</office:document-meta>
</file>